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7.011cm" fo:margin-left="0cm" table:align="left"/>
    </style:style>
    <style:style style:name="Tableau2.A" style:family="table-column">
      <style:table-column-properties style:column-width="2.221cm"/>
    </style:style>
    <style:style style:name="Tableau2.B" style:family="table-column">
      <style:table-column-properties style:column-width="1.771cm"/>
    </style:style>
    <style:style style:name="Tableau2.C" style:family="table-column">
      <style:table-column-properties style:column-width="1.319cm"/>
    </style:style>
    <style:style style:name="Tableau2.D" style:family="table-column">
      <style:table-column-properties style:column-width="11.7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1cm" fo:margin-left="0cm" table:align="left"/>
    </style:style>
    <style:style style:name="Tableau4.A" style:family="table-column">
      <style:table-column-properties style:column-width="2.221cm"/>
    </style:style>
    <style:style style:name="Tableau4.B" style:family="table-column">
      <style:table-column-properties style:column-width="1.771cm"/>
    </style:style>
    <style:style style:name="Tableau4.C" style:family="table-column">
      <style:table-column-properties style:column-width="1.319cm"/>
    </style:style>
    <style:style style:name="Tableau4.D" style:family="table-column">
      <style:table-column-properties style:column-width="11.7cm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P11" style:family="paragraph" style:parent-style-name="Normal">
      <style:paragraph-properties>
        <style:tab-stops>
          <style:tab-stop style:position="0.769cm"/>
          <style:tab-stop style:position="2.501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cm"/>
          <style:tab-stop style:position="8.001cm"/>
          <style:tab-stop style:position="8.5cm"/>
          <style:tab-stop style:position="10.502cm"/>
          <style:tab-stop style:position="11.001cm"/>
          <style:tab-stop style:position="11.501cm"/>
          <style:tab-stop style:position="12.002cm"/>
          <style:tab-stop style:position="12.501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</style:tab-stops>
      </style:paragraph-properties>
      <style:text-properties style:font-name="Ari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rapporteur : <text:span text:style-name="T2">{avisDossier}</text:span></text:p>
      <text:p text:style-name="P6">Avis de la commission : {avisDossierCommission}</text:p>
      <text:p text:style-name="P6">Service instructeur : {servInstructeur}</text:p>
      <text:p text:style-name="P6">Descriptif dossier : {descriptifDossier}</text:p>
      <text:p text:style-name="P6">Liste des prévisionnistes du dossier :</text:p>
      <text:p text:style-name="P5">[!-- BEGIN preventionnistes --]{nom} {prenom}[!-- END preventionnistes --]</text:p>
      <text:p text:style-name="P6"/>
      <text:p text:style-name="P6">Lorsque le dossier est incomplet affichage des documents manquant :</text:p>
      <text:p text:style-name="P6">{docManquant}</text:p>
      <text:p text:style-name="P6"/>
      <text:h text:style-name="Heading_20_2" text:outline-level="2">Contacts du dossier 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Numéro de fax : {numFax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tab/>Numéro de téléphone portable : {telPortExploitant}</text:p>
      <text:p text:style-name="P5"><text:tab/>Numéro de fax : {numFaxExploitant}</text:p>
      <text:p text:style-name="P5"><text:soft-page-break/><text:tab/>Société : {societeExploitant}</text:p>
      <text:p text:style-name="P5"><text:tab/>Mail : {mailExploitant}</text:p>
      <text:p text:style-name="P2"/>
      <text:p text:style-name="P7"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Numéro de fax : {numFaxRespSecu}</text:p>
      <text:p text:style-name="P5"><text:tab/>Société : {societeRespSecu}</text:p>
      <text:p text:style-name="P5"><text:tab/>Mail : {mailRespSecu}</text:p>
      <text:p text:style-name="P5"/>
      <text:p text:style-name="P7">Propriétaire :</text:p>
      <text:p text:style-name="P5"><text:tab/>Nom : {nomProprio}</text:p>
      <text:p text:style-name="P5"><text:tab/>Prénom : {prenomProprio}</text:p>
      <text:p text:style-name="P5"><text:tab/>Numéro de téléphone fixe : {telFixeProprio}</text:p>
      <text:p text:style-name="P5"><text:tab/>Numéro de téléphone portable : {telPortProprio}</text:p>
      <text:p text:style-name="P5"><text:tab/>Numéro de fax : {numFaxProprio}</text:p>
      <text:p text:style-name="P5"><text:tab/>Société : {societeProprio}</text:p>
      <text:p text:style-name="P5"><text:tab/>Mail : {mailProprio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<text:soft-page-break/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5">{exist}</text:p>
          </table:table-cell>
          <table:table-cell table:style-name="Tableau3.A1" office:value-type="string">
            <text:p text:style-name="P5">{libelledoc}</text:p>
          </table:table-cell>
          <table:table-cell table:style-name="Tableau3.A1" office:value-type="string">
            <text:p text:style-name="P5">{refdoc}</text:p>
          </table:table-cell>
          <table:table-cell table:style-name="Tableau3.D1"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0">Textes</text:p>
          </table:table-cell>
          <table:table-cell table:style-name="Tableau2.A1" office:value-type="string">
            <text:p text:style-name="P10">Articles</text:p>
          </table:table-cell>
          <table:table-cell table:style-name="Tableau2.A1" office:value-type="string">
            <text:p text:style-name="P10">N°</text:p>
          </table:table-cell>
          <table:table-cell table:style-name="Tableau2.A1" office:value-type="string">
            <text:p text:style-name="P10">Prescriptions</text:p>
          </table:table-cell>
        </table:table-row>
      </table:table>
      <text:p text:style-name="P10">[!-- BEGIN listePrescrip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0">{texte}</text:p>
          </table:table-cell>
          <table:table-cell table:style-name="Tableau4.A1" office:value-type="string">
            <text:p text:style-name="P10">{article}</text:p>
          </table:table-cell>
          <table:table-cell table:style-name="Tableau4.A1" office:value-type="string">
            <text:p text:style-name="P10">{num}</text:p>
          </table:table-cell>
          <table:table-cell table:style-name="Tableau4.A1" office:value-type="string">
            <text:p text:style-name="P10">{libelle}</text:p>
          </table:table-cell>
        </table:table-row>
      </table:table>
      <text:p text:style-name="P9">[!-- END listePrescription --]</text:p>
      <text:p text:style-name="P5"/>
      <text:p text:style-name="P8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29T15:46:58.46</dc:date>
    <meta:editing-duration>PT2H14M30S</meta:editing-duration>
    <meta:editing-cycles>92</meta:editing-cycles>
    <meta:generator>OpenOffice/4.0.1$Win32 OpenOffice.org_project/401m5$Build-9714</meta:generator>
    <dc:creator>Rémi Kinowski</dc:creator>
    <meta:document-statistic meta:table-count="4" meta:image-count="0" meta:object-count="0" meta:page-count="3" meta:paragraph-count="113" meta:word-count="517" meta:character-count="3698"/>
  </office:meta>
</office:document-meta>
</file>